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9cm"/>
    </style:style>
    <style:style style:name="co3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3.34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number-columns-repeated="7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Messungen der Periodendauer T in Abhängigkeit der Pendellänge </text:p>
          </table:table-cell>
          <table:table-cell table:number-columns-repeated="10"/>
        </table:table-row>
        <table:table-row table:style-name="ro1">
          <table:table-cell office:value-type="string">
            <text:p>Ziel: Bestimmung „g“</text:p>
          </table:table-cell>
          <table:table-cell table:number-columns-repeated="6"/>
          <table:table-cell office:value-type="string">
            <text:p>max min 3mm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Anzahl der Schwingungen</text:p>
          </table:table-cell>
          <table:table-cell office:value-type="string">
            <text:p>Gesamtdauer in s</text:p>
          </table:table-cell>
          <table:table-cell office:value-type="string">
            <text:p>Quad abw. Mw</text:p>
          </table:table-cell>
          <table:table-cell office:value-type="string">
            <text:p>Schwingungsdauer</text:p>
          </table:table-cell>
          <table:table-cell table:number-columns-repeated="2"/>
          <table:table-cell office:value-type="string">
            <text:p>Pendellänge in mm</text:p>
          </table:table-cell>
          <table:table-cell office:value-type="string">
            <text:p>Unsicherheit</text:p>
          </table:table-cell>
          <table:table-cell office:value-type="string">
            <text:p>in m</text:p>
          </table:table-cell>
          <table:table-cell office:value-type="string">
            <text:p>Nebenrechnung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Je Schwingung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.65">
            <text:p>17,65</text:p>
          </table:table-cell>
          <table:table-cell table:formula="of:=(([.B7]/10)-[.$B$15])^2" office:value-type="float" office:value="0.00000177777777777739">
            <text:p>1,77777777777739E-006</text:p>
          </table:table-cell>
          <table:table-cell table:formula="of:=[.B7]/10" office:value-type="float" office:value="1.765">
            <text:p>1,765</text:p>
          </table:table-cell>
          <table:table-cell table:number-columns-repeated="2"/>
          <table:table-cell office:value-type="float" office:value="0.774">
            <text:p>0,774</text:p>
          </table:table-cell>
          <table:table-cell table:formula="of:=(3/2)^(1/2)*10^-3" office:value-type="float" office:value="0.00122474487139159">
            <text:p>0,001224744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.57">
            <text:p>17,57</text:p>
          </table:table-cell>
          <table:table-cell table:formula="of:=(([.B8]/10)-[.$B$15])^2" office:value-type="float" office:value="0.0000444444444444435">
            <text:p>4,44444444444435E-005</text:p>
          </table:table-cell>
          <table:table-cell table:formula="of:=[.B8]/10" office:value-type="float" office:value="1.757">
            <text:p>1,757</text:p>
          </table:table-cell>
          <table:table-cell table:number-columns-repeated="5"/>
          <table:table-cell office:value-type="string">
            <text:p>g [m/s^2]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.69">
            <text:p>17,69</text:p>
          </table:table-cell>
          <table:table-cell table:formula="of:=(([.B9]/10)-[.$B$15])^2" office:value-type="float" office:value="0.0000284444444444453">
            <text:p>2,84444444444453E-005</text:p>
          </table:table-cell>
          <table:table-cell table:formula="of:=[.B9]/10" office:value-type="float" office:value="1.769">
            <text:p>1,769</text:p>
          </table:table-cell>
          <table:table-cell table:number-columns-repeated="5"/>
          <table:table-cell table:formula="of:=4*3.1415926^2*[.G7]/([.B15])^2" office:value-type="float" office:value="9.8235321077507">
            <text:p>9,8235321078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Komb unsicherheit</text:p>
          </table:table-cell>
          <table:table-cell/>
          <table:table-cell table:formula="of:=[.J9]*(([.H7])^2/[.G7]+([.C20])^2/[.B15])^(1/2)" office:value-type="float" office:value="0.0204834194698767">
            <text:p>0,0204834195</text:p>
          </table:table-cell>
          <table:table-cell/>
        </table:table-row>
        <table:table-row table:style-name="ro1">
          <table:table-cell office:value-type="string">
            <text:p>Durchschnitt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formula="of:=SUM([.B7:.B9])/3" office:value-type="float" office:value="17.6366666666667">
            <text:p>17,6366666667</text:p>
          </table:table-cell>
          <table:table-cell table:number-columns-repeated="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SUM([.B7:.B9])/(3*10)" office:value-type="float" office:value="1.76366666666667">
            <text:p>1,7636666667</text:p>
          </table:table-cell>
          <table:table-cell table:formula="of:=[.B15]" office:value-type="float" office:value="1.76366666666667">
            <text:p>1,7636666667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andardunsicherheit</text:p>
          </table:table-cell>
          <table:table-cell office:value-type="string">
            <text:p>Typ A</text:p>
          </table:table-cell>
          <table:table-cell table:formula="of:=((SUM([.C7:.C9])^2*(10/(30*29)))^(1/2))" office:value-type="float" office:value="0.00000800510692678882">
            <text:p>8,00510692678882E-006</text:p>
          </table:table-cell>
          <table:table-cell office:value-type="string">
            <text:p>mit t vert</text:p>
          </table:table-cell>
          <table:table-cell table:formula="of:=[.C17]*1.32" office:value-type="float" office:value="0.0000105667411433612">
            <text:p>1,05667411433612E-00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yp B</text:p>
          </table:table-cell>
          <table:table-cell table:formula="of:=[.A24]/(10*2*6^(1/2))" office:value-type="float" office:value="0.00204124145231932">
            <text:p>0,0020412415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yp B</text:p>
          </table:table-cell>
          <table:table-cell table:formula="of:=[.A26]/(10*2*(3)^(1/2))" office:value-type="float" office:value="0.000288675134594813">
            <text:p>0,0002886751</text:p>
          </table:table-cell>
          <table:table-cell table:number-columns-repeated="8"/>
        </table:table-row>
        <table:table-row table:style-name="ro1">
          <table:table-cell office:value-type="string">
            <text:p>Komb</text:p>
          </table:table-cell>
          <table:table-cell/>
          <table:table-cell table:formula="of:=([.E17]^2+[.C18]^2 + [.C19]^2 )^(1/2)" office:value-type="float" office:value="0.00206157989319318">
            <text:p>0,0020615799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Messun Tges+-</text:p>
          </table:table-cell>
          <table:table-cell table:number-columns-repeated="10"/>
        </table:table-row>
        <table:table-row table:style-name="ro1">
          <table:table-cell office:value-type="float" office:value="0.1">
            <text:p>0,1</text:p>
          </table:table-cell>
          <table:table-cell table:number-columns-repeated="10"/>
        </table:table-row>
        <table:table-row table:style-name="ro1">
          <table:table-cell office:value-type="string">
            <text:p>Messung Anzeige</text:p>
          </table:table-cell>
          <table:table-cell table:number-columns-repeated="10"/>
        </table:table-row>
        <table:table-row table:style-name="ro1">
          <table:table-cell office:value-type="float" office:value="0.01">
            <text:p>0,01</text:p>
          </table:table-cell>
          <table:table-cell table:number-columns-repeated="10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7.11.2017</text:date>, <text:time>15:19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7:31:15.40</meta:creation-date>
    <meta:editing-duration>PT12M31S</meta:editing-duration>
    <meta:editing-cycles>6</meta:editing-cycles>
    <meta:generator>OpenOffice/4.1.4$Win32 OpenOffice.org_project/414m4$Build-9787</meta:generator>
    <dc:title>Daten Länge</dc:title>
    <dc:date>2017-11-07T15:19:27.31</dc:date>
    <dc:creator>Jörn Sieveneck</dc:creator>
    <meta:document-statistic meta:table-count="3" meta:cell-count="54" meta:object-count="0"/>
    <meta:template xlink:type="simple" xlink:actuate="onRequest" xlink:title="Daten Länge" xlink:href="../../../../../../../../AppData/Roaming/OpenOffice/4/user/template/Daten%20Länge1.ots" meta:date="2017-10-31T17:31:15.28"/>
  </office:meta>
</office:document-meta>
</file>